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CondensedC" svg:font-family="MonoCondensedC, 'Courier New'" style:font-family-generic="decorative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9">
      <style:paragraph-properties fo:text-align="justify" style:justify-single-word="false"/>
    </style:style>
    <style:style style:name="P4" style:family="paragraph" style:parent-style-name="Standard" style:list-style-name="WW8Num25">
      <style:paragraph-properties fo:text-align="justify" style:justify-single-word="false"/>
    </style:style>
    <style:style style:name="P5" style:family="paragraph" style:parent-style-name="Standard" style:list-style-name="WW8Num13">
      <style:paragraph-properties fo:text-align="justify" style:justify-single-word="false"/>
    </style:style>
    <style:style style:name="P6" style:family="paragraph" style:parent-style-name="Standard" style:list-style-name="WW8Num19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WW8Num25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WW8Num25">
      <style:paragraph-properties fo:text-align="justify" style:justify-single-word="false"/>
      <style:text-properties fo:font-size="14pt" officeooo:paragraph-rsid="00208ac4" style:font-size-asian="14pt" style:font-size-complex="14pt"/>
    </style:style>
    <style:style style:name="P9" style:family="paragraph" style:parent-style-name="Standard" style:list-style-name="WW8Num13">
      <style:paragraph-properties fo:text-align="justify" style:justify-single-word="false"/>
      <style:text-properties fo:font-size="14pt" style:font-size-asian="14pt" style:font-size-complex="11pt"/>
    </style:style>
    <style:style style:name="P10" style:family="paragraph" style:parent-style-name="Standard" style:list-style-name="WW8Num13">
      <style:paragraph-properties fo:text-align="justify" style:justify-single-word="false"/>
      <style:text-properties fo:font-size="14pt" officeooo:paragraph-rsid="001f093e" style:font-size-asian="14pt" style:font-size-complex="11pt"/>
    </style:style>
    <style:style style:name="P11" style:family="paragraph" style:parent-style-name="Standard" style:list-style-name="WW8Num13">
      <style:paragraph-properties fo:text-align="justify" style:justify-single-word="false"/>
      <style:text-properties fo:font-size="14pt" officeooo:rsid="00208ac4" officeooo:paragraph-rsid="00208ac4" style:font-size-asian="14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color="#ff0000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3.9374in" fo:margin-right="0in" fo:line-height="150%" fo:text-indent="0in" style:auto-text-indent="false"/>
      <style:text-properties fo:font-size="14pt" style:font-size-asian="14pt"/>
    </style:style>
    <style:style style:name="P17" style:family="paragraph" style:parent-style-name="Standard">
      <style:paragraph-properties fo:margin-left="0in" fo:margin-right="0.0193in" fo:line-height="150%" fo:text-align="justify" style:justify-single-word="false" fo:text-indent="0in" style:auto-text-indent="false"/>
      <style:text-properties fo:font-size="14pt" style:font-size-asian="14pt"/>
    </style:style>
    <style:style style:name="P18" style:family="paragraph" style:parent-style-name="Standard">
      <style:paragraph-properties fo:margin-left="0in" fo:margin-right="0.0193in" fo:line-height="15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.0193in" fo:line-height="150%" fo:text-align="justify" style:justify-single-word="false" fo:text-indent="0in" style:auto-text-indent="false">
        <style:tab-stops>
          <style:tab-stop style:position="3.5437in"/>
        </style:tab-stops>
      </style:paragraph-properties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Красная_20_строка">
      <style:paragraph-properties fo:margin-left="0.4917in" fo:margin-right="0in" fo:text-indent="0.0008in" style:auto-text-indent="false"/>
    </style:style>
    <style:style style:name="P22" style:family="paragraph" style:parent-style-name="Header">
      <style:paragraph-properties fo:margin-left="4.7252in" fo:margin-right="0in" fo:line-height="150%" fo:text-indent="-0.9846in" style:auto-text-indent="false">
        <style:tab-stops>
          <style:tab-stop style:position="2.0327in"/>
          <style:tab-stop style:position="4.7252in"/>
        </style:tab-stops>
      </style:paragraph-properties>
    </style:style>
    <style:style style:name="P23" style:family="paragraph" style:parent-style-name="Header">
      <style:paragraph-properties fo:margin-left="4.7252in" fo:margin-right="0in" fo:line-height="150%" fo:text-indent="-0.9846in" style:auto-text-indent="false">
        <style:tab-stops>
          <style:tab-stop style:position="2.0327in"/>
          <style:tab-stop style:position="4.7252in"/>
        </style:tab-stops>
      </style:paragraph-properties>
      <style:text-properties fo:font-size="14pt" style:font-size-asian="14pt"/>
    </style:style>
    <style:style style:name="P24" style:family="paragraph" style:parent-style-name="Титул">
      <style:paragraph-properties fo:line-height="150%"/>
    </style:style>
    <style:style style:name="P25" style:family="paragraph" style:parent-style-name="Титул">
      <style:paragraph-properties fo:line-height="150%"/>
      <style:text-properties style:font-size-complex="14pt"/>
    </style:style>
    <style:style style:name="P26" style:family="paragraph" style:parent-style-name="Титул">
      <style:text-properties fo:font-size="18pt" style:font-size-asian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font-style="italic" fo:font-weight="normal" style:font-style-asian="italic" style:font-weight-asian="normal"/>
    </style:style>
    <style:style style:name="T4" style:family="text">
      <style:text-properties fo:color="#ff0000" fo:font-weight="normal" style:font-weight-asian="normal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1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f093e" style:font-size-asian="14pt" style:font-size-complex="14pt"/>
    </style:style>
    <style:style style:name="T12" style:family="text">
      <style:text-properties fo:font-size="14pt" style:font-size-asian="14pt" style:font-size-complex="11pt"/>
    </style:style>
    <style:style style:name="T13" style:family="text">
      <style:text-properties fo:font-size="14pt" officeooo:rsid="001f093e" style:font-size-asian="14pt" style:font-size-complex="11pt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style:font-size-complex="14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font-weight="normal" style:font-weight-asian="normal"/>
    </style:style>
    <style:style style:name="T20" style:family="text">
      <style:text-properties fo:font-size="18pt" style:font-size-asian="18pt"/>
    </style:style>
    <style:style style:name="T21" style:family="text">
      <style:text-properties officeooo:rsid="001f09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€Курсовая работа</text:h>
      <text:p text:style-name="P1">Задание 1</text:p>
      <text:p text:style-name="P21">Разработать Windows-приложение, реализующее основные функции СУБД для предметной области (добавление, удаление, редактирование данных, выборка). Хранение информации осуществлять в текстовых файлах.</text:p>
      <text:p text:style-name="Красная_20_строка">Разработать форму для отображения обобщенной информации.</text:p>
      <text:p text:style-name="Красная_20_строка"><text:span text:style-name="T2">Разработать форму «с подчиненной» для просмотра информации. Например: читатель – все книги, которые он брал.</text:span></text:p>
      <text:h text:style-name="Heading_20_1" text:outline-level="1">Тема</text:h>
      <text:p text:style-name="P2"><text:span text:style-name="T5">Оказания транспортных услуг.</text:span></text:p>
      <text:p text:style-name="P2"><text:span text:style-name="T7">Таблицы (файлы) в ней:</text:span><text:span text:style-name="T16"> Клиенты, услуги, Перевозки.</text:span></text:p>
      <text:p text:style-name="P2"><text:span text:style-name="T8">Клиенты:</text:span></text:p>
      <text:list xml:id="list2785787059" text:style-name="WW8Num19">
        <text:list-item>
          <text:p text:style-name="P3"><text:span text:style-name="T10">Код </text:span><text:span text:style-name="T11">к</text:span><text:span text:style-name="T10">лиента</text:span></text:p>
        </text:list-item>
        <text:list-item>
          <text:p text:style-name="P6">ФИО</text:p>
        </text:list-item>
        <text:list-item>
          <text:p text:style-name="P3"><text:span text:style-name="T10">Дата регистрации.</text:span></text:p>
        </text:list-item>
        <text:list-item>
          <text:p text:style-name="P3"><text:span text:style-name="T10">Город клиента</text:span></text:p>
        </text:list-item>
        <text:list-item>
          <text:p text:style-name="P3"><text:span text:style-name="T10">Статус – простой, особенный клиент (при использовании услуг более 40 раз и тд).</text:span></text:p>
        </text:list-item>
      </text:list>
      <text:p text:style-name="P2"><text:span text:style-name="T7">Услуги:</text:span></text:p>
      <text:list xml:id="list2506596480" text:style-name="WW8Num25">
        <text:list-item>
          <text:p text:style-name="P4"><text:span text:style-name="T10">Код </text:span><text:span text:style-name="T11">у</text:span><text:span text:style-name="T10">слуги</text:span></text:p>
        </text:list-item>
        <text:list-item>
          <text:p text:style-name="P8">Тип <text:span text:style-name="T21">( воздушная, железнодорожная, водная, автотранспорт)</text:span></text:p>
        </text:list-item>
        <text:list-item>
          <text:p text:style-name="P7">Название <text:span text:style-name="T21">(перевозка мебели, перевозка опасных веществ, перевозка детей, перевозка дерева, превозка дома)</text:span></text:p>
        </text:list-item>
        <text:list-item>
          <text:p text:style-name="P7">Стоимость</text:p>
        </text:list-item>
      </text:list>
      <text:p text:style-name="P2"><text:span text:style-name="T8"><text:s/>Перевозки:</text:span></text:p>
      <text:list xml:id="list1584585978" text:style-name="WW8Num13">
        <text:list-item>
          <text:p text:style-name="P9">Код <text:span text:style-name="T21">к</text:span>лиента</text:p>
        </text:list-item>
        <text:list-item>
          <text:p text:style-name="P9">ФИО клиента</text:p>
        </text:list-item>
        <text:list-item>
          <text:p text:style-name="P5"><text:span text:style-name="T12">Дата регистрации</text:span></text:p>
        </text:list-item>
        <text:list-item>
          <text:p text:style-name="P5"><text:span text:style-name="T12">Город </text:span><text:span text:style-name="T13">к</text:span><text:span text:style-name="T12">лиента</text:span></text:p>
        </text:list-item>
        <text:list-item>
          <text:p text:style-name="P9">Статус <text:span text:style-name="T21">клиента</text:span></text:p>
        </text:list-item>
        <text:list-item>
          <text:p text:style-name="P10">Код услуги</text:p>
        </text:list-item>
        <text:list-item>
          <text:p text:style-name="P9">Тип услуги</text:p>
        </text:list-item>
        <text:list-item>
          <text:p text:style-name="P11">Название услуги</text:p>
        </text:list-item>
        <text:list-item>
          <text:p text:style-name="P5"><text:span text:style-name="T12">Скидка на услугу</text:span></text:p>
        </text:list-item>
        <text:list-item>
          <text:p text:style-name="P5"><text:span text:style-name="T12">Итоговая стоимость.</text:span></text:p>
        </text:list-item>
      </text:list>
      <text:p text:style-name="P1">Задание 2</text:p>
      <text:p text:style-name="Standard">Разработать базу данных и приложение <text:span text:style-name="T18">Access</text:span> по предметной области.</text:p>
      <text:p text:style-name="Standard"/>
      <text:p text:style-name="P1">Задание 3</text:p>
      <text:p text:style-name="Standard">Реализовать учет с среде <text:span text:style-name="T17">Excel</text:span> (использовать макросы, элементы управления)</text:p>
      <text:h text:style-name="Heading_20_1" text:outline-level="1">Структура отчета</text:h>
      <text:p text:style-name="Standard">1. Постановка задачи.</text:p>
      <text:p text:style-name="Standard">2. Описание алгоритмов и классов, методов.</text:p>
      <text:p text:style-name="Standard">3. Описание приложения: "снимки" экранных форм, интерфейс пользователя, элементов управления, и т.д.</text:p>
      <text:p text:style-name="Standard">4. Описание базы данных <text:span text:style-name="T17">Access.</text:span></text:p>
      <text:p text:style-name="Standard">При создании отчета использовать шаблон, стили. Шрифт 14 пт.</text:p>
      <text:p text:style-name="Standard"><text:soft-page-break/></text:p>
      <text:p text:style-name="P13"/>
      <text:p text:style-name="P15">МИНИСТЕРСТВО ОБРАЗОВАНИЯ И НАУКИ</text:p>
      <text:p text:style-name="P12">РОССИЙСКАЯ ФЕДЕРАЦИЯ</text:p>
      <text:p text:style-name="P14"><text:span text:style-name="T7">Федеральное государственное автономное образовательное учреждение</text:span></text:p>
      <text:p text:style-name="P14"><text:span text:style-name="T7">высшего образования</text:span></text:p>
      <text:p text:style-name="P12">«ТЮМЕНСКИЙ ГОСУДАРСТВЕННЫЙ УНИВЕРСИТЕТ»</text:p>
      <text:p text:style-name="P25">ИНСТИТУТ МАТЕМАТИКИ И КОМПЬЮТЕРНЫХ НАУК</text:p>
      <text:p text:style-name="P24">КАФЕДРА ИНФОРМАЦИОННЫХ СИСТЕМ</text:p>
      <text:p text:style-name="P24"/>
      <text:p text:style-name="P24"/>
      <text:p text:style-name="P24">КУРСОВАЯ РАБОТА</text:p>
      <text:p text:style-name="P24">по дисциплине «Информатика и программирование»</text:p>
      <text:p text:style-name="P24">«Разработка приложения для автоматизация учета <text:span text:style-name="T3">предметная область</text:span><text:span text:style-name="T4"> </text:span><text:span text:style-name="T19">»</text:span></text:p>
      <text:p text:style-name="P26"/>
      <text:p text:style-name="P26"/>
      <text:p text:style-name="P22"><text:span text:style-name="T9">Исполнитель:</text:span></text:p>
      <text:p text:style-name="P22"><text:span text:style-name="T9">студент <text:s/>Степанов </text:span><text:span text:style-name="T14">C</text:span><text:span text:style-name="T9">. </text:span><text:span text:style-name="T14">C</text:span><text:span text:style-name="T9">.</text:span></text:p>
      <text:p text:style-name="P23">группа 165-1</text:p>
      <text:p text:style-name="P16"/>
      <text:p text:style-name="P22"><text:span text:style-name="T9">Руководитель:</text:span></text:p>
      <text:p text:style-name="P23">канд. физ.- мат. наук,</text:p>
      <text:p text:style-name="P23">доцент Моор П. К.</text:p>
      <text:p text:style-name="P17"/>
      <text:p text:style-name="P18"/>
      <text:p text:style-name="P18"/>
      <text:p text:style-name="P19"/>
      <text:p text:style-name="P24">Тюмень - 201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onoCondensedC" svg:font-family="MonoCondensedC, 'Courier New'" style:font-family-generic="decorative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Cambria" fo:font-family="Cambria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 loext:contextual-spacing="false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BText1" style:family="paragraph" style:parent-style-name="Standard">
      <style:paragraph-properties fo:margin-left="0in" fo:margin-right="0in" fo:text-indent="0.3937in" style:auto-text-indent="false" style:text-autospace="none">
        <style:tab-stops>
          <style:tab-stop style:position="1.2799in"/>
          <style:tab-stop style:position="1.9689in"/>
        </style:tab-stops>
      </style:paragraph-properties>
      <style:text-properties fo:color="#000000" fo:font-size="11pt" style:font-size-asian="11pt" style:font-size-complex="11pt" style:font-style-complex="italic"/>
    </style:style>
    <style:style style:name="BNote" style:family="paragraph" style:parent-style-name="BText1" style:next-style-name="BText1">
      <style:paragraph-properties fo:margin-left="1.1811in" fo:margin-right="1.1811in" fo:text-indent="0in" style:auto-text-indent="false"/>
      <style:text-properties fo:font-size="9pt" fo:font-style="italic" style:font-size-asian="9pt" style:font-style-asian="italic"/>
    </style:style>
    <style:style style:name="variant-bull" style:family="paragraph" style:parent-style-name="BText1" style:list-style-name="WW8Num24">
      <style:paragraph-properties fo:margin-left="0.7417in" fo:margin-right="0in" fo:text-indent="0.3937in" style:auto-text-indent="false">
        <style:tab-stops>
          <style:tab-stop style:position="0.7417in"/>
          <style:tab-stop style:position="1.2799in"/>
          <style:tab-stop style:position="1.9689in"/>
        </style:tab-stops>
      </style:paragraph-properties>
    </style:style>
    <style:style style:name="Tab_5f_text" style:display-name="Tab_text" style:family="paragraph" style:parent-style-name="BText1">
      <style:paragraph-properties fo:margin-left="0in" fo:margin-right="0in" fo:margin-top="0in" fo:margin-bottom="0in" loext:contextual-spacing="false" fo:text-indent="0in" style:auto-text-indent="false"/>
    </style:style>
    <style:style style:name="Figure" style:family="paragraph" style:parent-style-name="Standard" style:class="extra">
      <style:paragraph-properties fo:margin-left="0in" fo:margin-right="0in" fo:margin-top="0.0835in" fo:margin-bottom="0.0835in" loext:contextual-spacing="false" fo:keep-together="always" fo:hyphenation-ladder-count="no-limit" fo:text-indent="0.4925in" style:auto-text-indent="false" fo:keep-with-next="always" style:text-autospace="none"/>
      <style:text-properties style:font-name="Arial CYR" fo:font-family="'Arial CYR'" style:font-family-generic="swiss" style:font-pitch="variable" fo:font-size="10pt" fo:font-weight="bold" style:font-size-asian="10pt" style:font-weight-asian="bold" style:font-name-complex="Arial CYR" style:font-family-complex="'Arial CYR'" style:font-family-generic-complex="swiss" style:font-pitch-complex="variable" style:font-size-complex="10pt" style:font-style-complex="italic" fo:hyphenate="false" fo:hyphenation-remain-char-count="2" fo:hyphenation-push-char-count="2"/>
    </style:style>
    <style:style style:name="Tab_5f_Header" style:display-name="Tab_Header" style:family="paragraph" style:parent-style-name="Standard" style:next-style-name="Standard">
      <loext:graphic-properties draw:fill="solid" draw:fill-color="#808080"/>
      <style:paragraph-properties fo:margin-left="0in" fo:margin-right="0in" fo:margin-top="0.0835in" fo:margin-bottom="0.0835in" loext:contextual-spacing="false" fo:keep-together="always" fo:hyphenation-ladder-count="no-limit" fo:text-indent="0.4925in" style:auto-text-indent="false" fo:background-color="#808080" fo:keep-with-next="always" style:text-autospace="none"/>
      <style:text-properties fo:color="#ffffff" style:font-name="Arial CYR" fo:font-family="'Arial CYR'" style:font-family-generic="swiss" style:font-pitch="variable" fo:font-size="10pt" fo:font-weight="bold" style:font-size-asian="10pt" style:font-weight-asian="bold" style:font-name-complex="Arial CYR" style:font-family-complex="'Arial CYR'" style:font-family-generic-complex="swiss" style:font-pitch-complex="variable" style:font-size-complex="10pt" style:font-style-complex="italic" fo:hyphenate="false" fo:hyphenation-remain-char-count="2" fo:hyphenation-push-char-count="2"/>
    </style:style>
    <style:style style:name="Tab_5f_Shapka" style:display-name="Tab_Shapka" style:family="paragraph" style:parent-style-name="Tab_5f_Header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transparent"/>
      <style:text-properties fo:color="#000000"/>
    </style:style>
    <style:style style:name="BLevel1" style:family="paragraph" style:parent-style-name="Standard" style:next-style-name="BText1">
      <style:paragraph-properties fo:margin-top="0in" fo:margin-bottom="0.0835in" loext:contextual-spacing="false" fo:text-align="center" style:justify-single-word="false" style:text-autospace="none"/>
      <style:text-properties fo:color="#000000" fo:font-size="29pt" fo:language="en" fo:country="US" fo:font-weight="bold" style:font-size-asian="29pt" style:font-weight-asian="bold" style:font-size-complex="10.5pt"/>
    </style:style>
    <style:style style:name="BLevel2" style:family="paragraph" style:parent-style-name="BLevel1" style:next-style-name="BText1">
      <style:paragraph-properties fo:text-align="start" style:justify-single-word="false"/>
      <style:text-properties fo:font-size="18pt" style:font-size-asian="18pt"/>
    </style:style>
    <style:style style:name="BLevel3" style:family="paragraph" style:parent-style-name="BLevel2" style:next-style-name="BText1">
      <style:text-properties fo:font-size="13pt" style:font-size-asian="13pt" style:font-weight-complex="bold"/>
    </style:style>
    <style:style style:name="BListing" style:family="paragraph" style:parent-style-name="Standard">
      <style:paragraph-properties fo:margin-left="0.2362in" fo:margin-right="0in" fo:margin-top="0.0783in" fo:margin-bottom="0.0783in" loext:contextual-spacing="false" style:line-height-at-least="0.1665in" fo:orphans="0" fo:widows="0" fo:text-indent="0in" style:auto-text-indent="false">
        <style:tab-stops>
          <style:tab-stop style:position="0.1965in"/>
          <style:tab-stop style:position="0.3929in"/>
          <style:tab-stop style:position="0.5898in"/>
          <style:tab-stop style:position="0.7862in"/>
          <style:tab-stop style:position="0.9827in"/>
          <style:tab-stop style:position="1.1791in"/>
          <style:tab-stop style:position="1.3756in"/>
          <style:tab-stop style:position="1.572in"/>
          <style:tab-stop style:position="1.7689in"/>
          <style:tab-stop style:position="1.9654in"/>
          <style:tab-stop style:position="2.1618in"/>
          <style:tab-stop style:position="2.3583in"/>
          <style:tab-stop style:position="2.5547in"/>
          <style:tab-stop style:position="2.7516in"/>
          <style:tab-stop style:position="2.948in"/>
          <style:tab-stop style:position="3.1445in"/>
          <style:tab-stop style:position="3.3409in"/>
          <style:tab-stop style:position="3.5374in"/>
          <style:tab-stop style:position="3.7339in"/>
          <style:tab-stop style:position="3.9307in"/>
          <style:tab-stop style:position="4.1272in"/>
          <style:tab-stop style:position="4.3236in"/>
          <style:tab-stop style:position="4.5201in"/>
          <style:tab-stop style:position="4.7165in"/>
          <style:tab-stop style:position="4.9134in"/>
          <style:tab-stop style:position="5.1098in"/>
        </style:tab-stops>
      </style:paragraph-properties>
      <style:text-properties style:font-name="MonoCondensedC" fo:font-family="MonoCondensedC, 'Courier New'" style:font-family-generic="decorative" style:font-pitch="variable" fo:font-size="10pt" fo:font-weight="bold" style:font-size-asian="10pt" style:font-weight-asian="bold" style:font-name-complex="MonoCondensedC" style:font-family-complex="MonoCondensedC, 'Courier New'" style:font-family-generic-complex="decorative" style:font-pitch-complex="variable" style:font-size-complex="10pt"/>
    </style:style>
    <style:style style:name="BMark" style:family="paragraph" style:parent-style-name="BNote" style:next-style-name="BText2" style:list-style-name="WW8Num20">
      <style:paragraph-properties fo:margin-left="1.1811in" fo:margin-right="0in" fo:text-indent="0in" style:auto-text-indent="false"/>
      <style:text-properties fo:font-size="10.5pt" fo:font-style="normal" style:font-size-asian="10.5pt" style:font-style-asian="normal"/>
    </style:style>
    <style:style style:name="Bnotion2" style:family="paragraph" style:parent-style-name="BText1" style:next-style-name="BText1">
      <style:paragraph-properties fo:margin-left="0.3937in" fo:margin-right="0in" fo:text-align="justify" style:justify-single-word="false" fo:text-indent="0in" style:auto-text-indent="false"/>
      <style:text-properties fo:font-size="9pt" style:font-size-asian="9pt"/>
    </style:style>
    <style:style style:name="BText2" style:family="paragraph" style:parent-style-name="Standard" style:next-style-name="Standard">
      <style:paragraph-properties fo:margin-top="0in" fo:margin-bottom="0.0835in" loext:contextual-spacing="false" style:text-autospace="none"/>
      <style:text-properties fo:font-size="11pt" style:font-size-asian="11pt" style:font-size-complex="11pt" style:font-style-complex="italic"/>
    </style:style>
    <style:style style:name="mm-bull" style:family="paragraph" style:parent-style-name="Standard" style:list-style-name="WW8Num26">
      <style:paragraph-properties fo:margin-left="0.7402in" fo:margin-right="0in" fo:margin-top="0in" fo:margin-bottom="0.0835in" loext:contextual-spacing="false" fo:text-indent="-0.248in" style:auto-text-indent="false">
        <style:tab-stops>
          <style:tab-stop style:position="0.7417in"/>
        </style:tab-stops>
      </style:paragraph-properties>
    </style:style>
    <style:style style:name="BLevel4" style:family="paragraph" style:parent-style-name="BLevel3" style:next-style-name="BText1">
      <style:paragraph-properties fo:text-align="center" style:justify-single-word="false"/>
      <style:text-properties fo:language="ru" fo:country="RU" fo:font-style="italic" fo:font-weight="normal" style:font-style-asian="italic" style:font-weight-asian="normal"/>
    </style:style>
    <style:style style:name="BQuestion" style:family="paragraph" style:parent-style-name="BLevel3" style:list-style-name="WW8Num21">
      <style:paragraph-properties fo:margin-left="0.5in" fo:margin-right="0in" fo:text-indent="0in" style:auto-text-indent="false">
        <style:tab-stops>
          <style:tab-stop style:position="0.5in"/>
        </style:tab-stops>
      </style:paragraph-properties>
      <style:text-properties fo:font-size="12pt" fo:language="ru" fo:country="RU" style:font-size-asian="12pt"/>
    </style:style>
    <style:style style:name="BVariant" style:family="paragraph" style:parent-style-name="BText1">
      <style:paragraph-properties fo:text-align="center" style:justify-single-word="false"/>
      <style:text-properties fo:font-size="14pt" fo:font-weight="bold" style:font-size-asian="14pt" style:font-weight-asian="bold"/>
    </style:style>
    <style:style style:name="BSoderganie" style:family="paragraph" style:parent-style-name="Standard" style:next-style-name="Standard">
      <style:paragraph-properties fo:margin-top="0in" fo:margin-bottom="0.0835in" loext:contextual-spacing="false" fo:text-align="justify" style:justify-single-word="false" style:text-autospace="none"/>
      <style:text-properties fo:color="#000000" fo:font-size="9pt" fo:font-weight="bold" style:font-size-asian="9pt" style:font-weight-asian="bold" style:font-size-complex="11pt" style:font-style-complex="italic"/>
    </style:style>
    <style:style style:name="BQuestion2" style:family="paragraph" style:parent-style-name="BQuestion" style:list-style-name="WW8Num12">
      <style:paragraph-properties fo:margin-left="0.5in" fo:margin-right="0in" fo:text-indent="0in" style:auto-text-indent="false">
        <style:tab-stops>
          <style:tab-stop style:position="0.5in"/>
        </style:tab-stops>
      </style:paragraph-properties>
    </style:style>
    <style:style style:name="BQuestion3" style:family="paragraph" style:parent-style-name="BQuestion" style:list-style-name="WW8Num15">
      <style:paragraph-properties fo:margin-left="0.5in" fo:margin-right="0in" fo:text-indent="0in" style:auto-text-indent="false">
        <style:tab-stops>
          <style:tab-stop style:position="0.5in"/>
        </style:tab-stops>
      </style:paragraph-properties>
    </style:style>
    <style:style style:name="MTDisplayEquation" style:family="paragraph" style:parent-style-name="BText1" style:next-style-name="Standard">
      <style:paragraph-properties fo:margin-left="1.25in" fo:margin-right="0in" fo:text-indent="-0.6252in" style:auto-text-indent="false">
        <style:tab-stops>
          <style:tab-stop style:position="1.2799in"/>
          <style:tab-stop style:position="1.9689in"/>
          <style:tab-stop style:position="4.222in" style:type="center"/>
          <style:tab-stop style:position="7.1807in" style:type="right"/>
        </style:tab-stops>
      </style:paragraph-properties>
    </style:style>
    <style:style style:name="Стиль_20_mm-bull_20__2b__20_Справа_3a__20__20_109_20_см" style:display-name="Стиль mm-bull + Справа:  109 см" style:family="paragraph" style:parent-style-name="mm-bull" style:list-style-name="WW8Num14">
      <style:paragraph-properties fo:margin-left="0.75in" fo:margin-right="0.428in" fo:margin-top="0in" fo:margin-bottom="0in" loext:contextual-spacing="false" fo:text-indent="-0.3409in" style:auto-text-indent="false">
        <style:tab-stops>
          <style:tab-stop style:position="0.7417in"/>
          <style:tab-stop style:position="0.75in"/>
        </style:tab-stops>
      </style:paragraph-properties>
      <style:text-properties style:font-size-complex="10pt"/>
    </style:style>
    <style:style style:name="Стиль_20_BMark_20__2b__20_Справа_3a__20__20_172_20_см" style:display-name="Стиль BMark + Справа:  172 см" style:family="paragraph" style:parent-style-name="BMark" style:list-style-name="WW8Num12">
      <style:paragraph-properties fo:margin-left="1.1811in" fo:margin-right="0.6772in" fo:text-indent="0in" style:auto-text-indent="false"/>
      <style:text-properties style:font-size-complex="10pt" style:font-style-complex="normal"/>
    </style:style>
    <style:style style:name="BLevel5" style:family="paragraph" style:parent-style-name="BLevel4" style:next-style-name="BText1">
      <style:paragraph-properties fo:text-align="start" style:justify-single-word="false"/>
      <style:text-properties fo:font-size="11pt" style:font-size-asian="11pt"/>
    </style:style>
    <style:style style:name="Красная_20_строка" style:display-name="Красная строка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.4925in" style:auto-text-indent="false"/>
    </style:style>
    <style:style style:name="Список_20_Н" style:display-name="Список Н" style:family="paragraph" style:parent-style-name="Standard" style:list-style-name="WW8Num22">
      <style:paragraph-properties fo:line-height="150%">
        <style:tab-stops>
          <style:tab-stop style:position="0.2756in"/>
        </style:tab-stops>
      </style:paragraph-properties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0pt"/>
    </style:style>
    <style:style style:name="Титул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14pt" fo:font-weight="bold" style:font-size-asian="14pt" style:font-weight-asian="bold" style:font-size-complex="10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ize="14pt" style:font-size-asian="14pt" style:font-size-complex="11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size="14pt" style:font-size-asian="14pt" style:font-size-complex="14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fo:font-size="14pt" style:font-size-asian="14pt" style:font-size-complex="14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Основной_20_шрифт_20_абзаца" style:display-name="Основной шрифт абзаца" style:family="text"/>
    <style:style style:name="MTEquationSection" style:family="text">
      <style:text-properties fo:color="#ff0000" fo:language="ru" fo:country="RU" text:display="true"/>
    </style:style>
    <style:style style:name="BLevel1_20_Знак" style:display-name="BLevel1 Знак" style:family="text">
      <style:text-properties fo:color="#000000" fo:font-size="29pt" fo:language="en" fo:country="US" fo:font-weight="bold" style:font-size-asian="29pt" style:font-weight-asian="bold" style:font-size-complex="10.5pt" style:language-complex="ar" style:country-complex="SA"/>
    </style:style>
    <style:style style:name="BLevel2_20_Знак" style:display-name="BLevel2 Знак" style:family="text">
      <style:text-properties fo:color="#000000" fo:font-size="18pt" fo:language="en" fo:country="US" fo:font-weight="bold" style:font-size-asian="18pt" style:font-weight-asian="bold" style:font-size-complex="10.5pt" style:language-complex="ar" style:country-complex="SA"/>
    </style:style>
    <style:style style:name="BLevel3_20_Знак" style:display-name="BLevel3 Знак" style:family="text">
      <style:text-properties fo:color="#000000" fo:font-size="13pt" fo:language="en" fo:country="US" fo:font-weight="bold" style:font-size-asian="13pt" style:font-weight-asian="bold" style:font-size-complex="10.5pt" style:language-complex="ar" style:country-complex="SA" style:font-weight-complex="bold"/>
    </style:style>
    <style:style style:name="BLevel4_20_Знак" style:display-name="BLevel4 Знак" style:family="text">
      <style:text-properties fo:color="#000000" fo:font-size="13pt" fo:language="ru" fo:country="RU" fo:font-style="italic" fo:font-weight="bold" style:font-size-asian="13pt" style:font-style-asian="italic" style:font-weight-asian="bold" style:font-size-complex="10.5pt" style:language-complex="ar" style:country-complex="SA" style:font-weight-complex="bold"/>
    </style:style>
    <style:style style:name="BText1_20_Знак" style:display-name="BText1 Знак" style:family="text">
      <style:text-properties fo:color="#000000" fo:font-size="11pt" style:font-size-asian="11pt" style:font-size-complex="11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Красная_20_строка_20_Знак" style:display-name="Красная строка Знак" style:family="text" style:parent-style-name="Основной_20_текст_20_Знак"/>
    <style:style style:name="Верхний_20_колонтитул_20_Знак" style:display-name="Верхний колонтитул Знак" style:family="tex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0307in" fo:text-indent="-0.25in" fo:margin-left="1.0307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5307in" fo:text-indent="-0.25in" fo:margin-left="1.5307in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0307in" fo:text-indent="-0.25in" fo:margin-left="2.0307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.5307in" fo:text-indent="-0.25in" fo:margin-left="2.530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0307in" fo:text-indent="-0.25in" fo:margin-left="3.0307in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5307in" fo:text-indent="-0.25in" fo:margin-left="3.5307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0307in" fo:text-indent="-0.25in" fo:margin-left="4.030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5307in" fo:text-indent="-0.25in" fo:margin-left="4.5307in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307in" fo:text-indent="-0.25in" fo:margin-left="5.030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6252in" fo:text-indent="-0.1252in" fo:margin-left="1.6252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.1252in" fo:text-indent="-0.1252in" fo:margin-left="3.125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6252in" fo:text-indent="-0.1252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965in" fo:text-indent="-0.25in" fo:margin-left="3.296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965in" fo:text-indent="-0.25in" fo:margin-left="3.796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965in" fo:text-indent="-0.25in" fo:margin-left="4.2965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965in" fo:text-indent="-0.25in" fo:margin-left="4.7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1." style:num-format="1">
        <style:list-level-properties text:list-level-position-and-space-mode="label-alignment">
          <style:list-level-label-alignment text:label-followed-by="listtab" text:list-tab-stop-position="0.9055in" fo:text-indent="-0.25in" fo:margin-left="0.7417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6972in" fo:text-indent="-0.1252in" fo:margin-left="1.6972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.1972in" fo:text-indent="-0.1252in" fo:margin-left="3.197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6972in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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.4925in" fo:text-indent="-0.1252in" fo:margin-left="3.4925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992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лава 1 Начала</dc:title>
    <dc:subject/>
    <meta:keyword/>
    <meta:initial-creator>Vladimir Billig</meta:initial-creator>
    <meta:creation-date>2018-03-14T11:51:00</meta:creation-date>
    <dc:date>2019-06-01T22:51:26.633565593</dc:date>
    <meta:editing-cycles>16</meta:editing-cycles>
    <meta:editing-duration>PT9H50M2S</meta:editing-duration>
    <meta:generator>LibreOffice/6.2.3.2$Linux_X86_64 LibreOffice_project/20$Build-2</meta:generator>
    <meta:document-statistic meta:table-count="0" meta:image-count="0" meta:object-count="0" meta:page-count="3" meta:paragraph-count="57" meta:word-count="255" meta:character-count="1881" meta:non-whitespace-character-count="1698"/>
  </office:meta>
</office:document-meta>
</file>